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start" style:justify-single-word="false"/>
      <style:text-properties officeooo:rsid="0005e768" officeooo:paragraph-rsid="0005e768"/>
    </style:style>
    <style:style style:name="P3" style:family="paragraph" style:parent-style-name="Standard">
      <style:paragraph-properties fo:text-align="start" style:justify-single-word="false"/>
      <style:text-properties officeooo:rsid="0007a3a6" officeooo:paragraph-rsid="0007a3a6"/>
    </style:style>
    <style:style style:name="T1" style:family="text">
      <style:text-properties officeooo:rsid="0005e768"/>
    </style:style>
    <style:style style:name="T2" style:family="text">
      <style:text-properties fo:font-style="italic" style:font-style-asian="italic" style:font-style-complex="italic"/>
    </style:style>
    <style:style style:name="T3" style:family="text">
      <style:text-properties officeooo:rsid="0007a3a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text:span text:style-name="T1">Cartographer</text:span></text:p>
      <text:p text:style-name="P1"/>
      <text:p text:style-name="P2"><text:span text:style-name="T2">Cartographer</text:span> is a system that provides real-time SLAM in 2D and 3D across multiple platforms and sensor configurations. It is a standalone C++ library, most popularly used in integration with ROS. The theory behind the algorithms therein are described in (Hess). To summarize, the scheme uses a <text:span text:style-name="T2">Ceres</text:span>-based scan matcher scans (point clouds to sub-maps fitting the best estimated position). <text:s/>This is assumed sufficiently accurate for short periods of time, but the pose error accumulates as the matcher only depends on recent scans. To cope with this, a back-end posse optimization is run regularly. All scans and finished sub-maps are considered for loop closure in the back_end, and are added as a loop closing constraint to the non-linear optimization problem if a match is found. <text:s/><text:span text:style-name="T3">A Branch-and-bound based scan-matcher is used for this. The scheme can use 2D scans or down-projected 3D point clouds for 2D mapping and 3D point clouds for 3D mapping.</text:span></text:p>
      <text:p text:style-name="P2"/>
      <text:p text:style-name="P3">The open source software from cartographers git was extensively explored and experimented with, but no reasonable results were achieved. The reason is believed by the author of this thesis to be related to many option parameters available. In any case, the approach was left at that due to lack of time.</text:p>
      <text:p text:style-name="P3"/>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1-10-15T14:35:42.455751519</meta:creation-date>
    <dc:date>2021-10-15T15:05:20.927831770</dc:date>
    <meta:editing-duration>PT19M28S</meta:editing-duration>
    <meta:editing-cycles>1</meta:editing-cycles>
    <meta:generator>LibreOffice/6.0.7.3$Linux_X86_64 LibreOffice_project/00m0$Build-3</meta:generator>
    <meta:document-statistic meta:table-count="0" meta:image-count="0" meta:object-count="0" meta:page-count="1" meta:paragraph-count="3" meta:word-count="206" meta:character-count="1268" meta:non-whitespace-character-count="1062"/>
  </office:meta>
</office:document-meta>
</file>